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6pt" officeooo:rsid="000a5be7" officeooo:paragraph-rsid="000a5be7" style:font-size-asian="26pt" style:font-size-complex="26pt"/>
    </style:style>
    <style:style style:name="P2" style:family="paragraph" style:parent-style-name="Standard">
      <style:text-properties style:font-name="AnjaliOldLipi" fo:font-size="14pt" officeooo:rsid="000a5be7" officeooo:paragraph-rsid="000a5be7" style:font-size-asian="12.25pt" style:font-size-complex="14pt"/>
    </style:style>
    <style:style style:name="P3" style:family="paragraph" style:parent-style-name="Standard" style:list-style-name="L1">
      <style:text-properties officeooo:paragraph-rsid="000e89af"/>
    </style:style>
    <style:style style:name="P4" style:family="paragraph" style:parent-style-name="Standard" style:list-style-name="L1">
      <style:text-properties officeooo:rsid="000e89af" officeooo:paragraph-rsid="000e89af"/>
    </style:style>
    <style:style style:name="P5" style:family="paragraph" style:parent-style-name="Standard" style:list-style-name="L1">
      <style:text-properties officeooo:rsid="000f2d9e" officeooo:paragraph-rsid="000f2d9e"/>
    </style:style>
    <style:style style:name="P6" style:family="paragraph" style:parent-style-name="Standard" style:list-style-name="L1">
      <style:text-properties officeooo:rsid="00106fb3" officeooo:paragraph-rsid="00106fb3"/>
    </style:style>
    <style:style style:name="P7" style:family="paragraph" style:parent-style-name="Standard" style:list-style-name="L1">
      <style:text-properties officeooo:rsid="0010e7ee" officeooo:paragraph-rsid="0010e7ee"/>
    </style:style>
    <style:style style:name="T1" style:family="text">
      <style:text-properties officeooo:rsid="000c312c"/>
    </style:style>
    <style:style style:name="T2" style:family="text">
      <style:text-properties style:font-name="AnjaliOldLipi" fo:font-size="14pt" style:font-size-asian="12.25pt" style:font-size-complex="14pt"/>
    </style:style>
    <style:style style:name="T3" style:family="text">
      <style:text-properties style:font-name="AnjaliOldLipi" fo:font-size="14pt" officeooo:rsid="000e89af" style:font-size-asian="12.25pt" style:font-size-complex="14pt"/>
    </style:style>
    <style:style style:name="T4" style:family="text">
      <style:text-properties style:font-name="AnjaliOldLipi" fo:font-size="14pt" fo:font-weight="bold" style:font-size-asian="12.25pt" style:font-weight-asian="bold" style:font-size-complex="14pt" style:font-weight-complex="bold"/>
    </style:style>
    <style:style style:name="T5" style:family="text">
      <style:text-properties style:font-name="AnjaliOldLipi" fo:font-size="14pt" fo:font-weight="bold" officeooo:rsid="000e89af" style:font-size-asian="12.25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inessplan</text:p>
      <text:p text:style-name="P1"/>
      <text:p text:style-name="P2">Ein Businessplan stellt in knapper und genauer Form das geschäftliche Vorhaben dar und hilft Klarheit über die Erfolgschancen und über das konkrete Vorgehen bei der Umsetzung einer Unternehmensstrategie zu schaffen. <text:span text:style-name="T1">Ein Businessplan wird vor allem bei Unternehmensgründungen, der Einführung eines neuen Produkts mit Investitionsbedarf und der Planung von Expansionsschritten erstellt. Ein Businessplan enthält 10 Schritte.</text:span></text:p>
      <text:p text:style-name="P2"/>
      <text:list xml:id="list4228985821390473898" text:style-name="L1">
        <text:list-item>
          <text:p text:style-name="P3"><text:span text:style-name="T5">Zusammenfassung</text:span><text:span text:style-name="T3"><text:line-break/>- Enthält die Schlüsselaussagen des Businessplans</text:span></text:p>
          <text:p text:style-name="P3"><text:span text:style-name="T3"/></text:p>
        </text:list-item>
        <text:list-item>
          <text:p text:style-name="P4"><text:span text:style-name="T4">Unternehmen</text:span><text:span text:style-name="T2"><text:line-break/>- Gründung<text:line-break/>- Unternehmensentwicklung<text:line-break/>- Schlüsselzahlen<text:line-break/>- Rechtsform</text:span></text:p>
          <text:p text:style-name="P4"><text:span text:style-name="T2"/></text:p>
        </text:list-item>
        <text:list-item>
          <text:p text:style-name="P4"><text:span text:style-name="T4">Produkt/Dienstleistungen</text:span><text:span text:style-name="T2"><text:line-break/>- Kundennutzen aus eigenen Produkten im Vergleich zu Konkurrenzprodukten<text:line-break/>- Patente<text:line-break/>- Folgeprodukte</text:span></text:p>
          <text:p text:style-name="P4"><text:span text:style-name="T2"/></text:p>
        </text:list-item>
        <text:list-item>
          <text:p text:style-name="P5"><text:span text:style-name="T4">Kunden &amp; Märkte</text:span><text:span text:style-name="T2"><text:line-break/>- Zielkunden<text:line-break/>- Zielmarkt<text:line-break/>- Marktvolumen<text:line-break/>- Marktanteil<text:line-break/>- Marktpotenzial</text:span></text:p>
          <text:p text:style-name="P5"><text:span text:style-name="T2"/></text:p>
        </text:list-item>
        <text:list-item>
          <text:p text:style-name="P5"><text:span text:style-name="T4">Konkurrenz</text:span><text:span text:style-name="T2"><text:line-break/>- Konkurrenzunternehmen<text:line-break/>(Marktanteil, Umsatz, Stärken/Schwächen, Produkte)</text:span></text:p>
        </text:list-item>
        <text:list-item>
          <text:p text:style-name="P6"><text:soft-page-break/><text:span text:style-name="T4">Marketing</text:span><text:span text:style-name="T2"><text:line-break/>- Marktsegmentierung<text:line-break/>- Marktbearbeitung<text:line-break/>- Produktgestaltung<text:line-break/>- Umsatzziel</text:span></text:p>
          <text:p text:style-name="P6"><text:span text:style-name="T2"/></text:p>
        </text:list-item>
        <text:list-item>
          <text:p text:style-name="P7"><text:span text:style-name="T4">Standort/Herstellung</text:span><text:span text:style-name="T2"><text:line-break/>- Geschäftsdomizil<text:line-break/>- Werschöpfungskette</text:span></text:p>
          <text:p text:style-name="P7"><text:span text:style-name="T2"/></text:p>
        </text:list-item>
        <text:list-item>
          <text:p text:style-name="P7"><text:span text:style-name="T4">Organisation/Management</text:span><text:span text:style-name="T2"><text:line-break/>- Unternehmerteam<text:line-break/>- Lebensläufe</text:span></text:p>
          <text:p text:style-name="P7"><text:span text:style-name="T2"/></text:p>
        </text:list-item>
        <text:list-item>
          <text:p text:style-name="P7"><text:span text:style-name="T4">Risikoanalyse</text:span><text:span text:style-name="T2"><text:line-break/>- Interne Risiken<text:line-break/>- Externe Risiken</text:span></text:p>
          <text:p text:style-name="P7"><text:span text:style-name="T2"/></text:p>
        </text:list-item>
        <text:list-item>
          <text:p text:style-name="P7"><text:span text:style-name="T4"><text:s/>Finanzen</text:span><text:span text:style-name="T2"><text:line-break/>- Finanzplanung<text:line-break/>- Finanzierungsbedarf</text:span></text:p>
          <text:p text:style-name="P7"><text:span text:style-name="T2">- Planerfolgsrechnung<text:line-break/>- Planbilanz<text:line-break/>- Cashflow-Entwicklung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1:14:43.868097650</meta:creation-date>
    <meta:generator>LibreOffice/5.1.2.2$Linux_X86_64 LibreOffice_project/10m0$Build-2</meta:generator>
    <dc:date>2017-01-28T21:30:44.551475456</dc:date>
    <meta:editing-duration>PT15M57S</meta:editing-duration>
    <meta:editing-cycles>7</meta:editing-cycles>
    <meta:document-statistic meta:table-count="0" meta:image-count="0" meta:object-count="0" meta:page-count="2" meta:paragraph-count="13" meta:word-count="153" meta:character-count="1244" meta:non-whitespace-character-count="1112"/>
  </office:meta>
</office:document-meta>
</file>